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246.13pt" svg:height="138.53pt" svg:x="323.15pt" svg:y="25.6pt">
            <loext:p draw:notify-on-update-of-ranges="Sheet1.A4:Sheet1.A17 Sheet1.B3:Sheet1.B3 Sheet1.B4:Sheet1.B17 Sheet1.C3:Sheet1.C3 Sheet1.C4:Sheet1.C17 Sheet1.D3:Sheet1.D3 Sheet1.D4:Sheet1.D17 Sheet1.E3:Sheet1.E3 Sheet1.E4:Sheet1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6.08pt" svg:height="138.5pt" svg:x="899.94pt" svg:y="26.39pt">
            <loext:p draw:notify-on-update-of-ranges="Sheet1.J4:Sheet1.J17 Sheet1.K3:Sheet1.K3 Sheet1.K4:Sheet1.K17 Sheet1.L3:Sheet1.L3 Sheet1.L4:Sheet1.L17 Sheet1.M3:Sheet1.M3 Sheet1.M4:Sheet1.M17 Sheet1.N3:Sheet1.N3 Sheet1.N4:Sheet1.N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4.94pt" svg:height="182.75pt" svg:x="2133.41pt" svg:y="162.09pt">
            <loext:p draw:notify-on-update-of-ranges="Sheet1.AK3:Sheet1.AK3 Sheet1.AK4:Sheet1.AK7 Sheet1.AL3:Sheet1.AL3 Sheet1.AL4:Sheet1.AL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96.5pt" svg:height="166.79pt" svg:x="2135.54pt" svg:y="341.35pt">
            <loext:p draw:notify-on-update-of-ranges="Sheet1.AM3:Sheet1.AM3 Sheet1.AM4:Sheet1.AM7 Sheet1.AN3:Sheet1.AN3 Sheet1.AN4:Sheet1.AN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66.63pt" svg:height="149.95pt" svg:x="2155.01pt" svg:y="509.73pt">
            <loext:p draw:notify-on-update-of-ranges="Sheet1.AO3:Sheet1.AO3 Sheet1.AO4:Sheet1.AO7 Sheet1.AP3:Sheet1.AP3 Sheet1.AP4:Sheet1.AP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6.37pt" svg:height="172.32pt" svg:x="2140.98pt" svg:y="661.8pt">
            <loext:p draw:notify-on-update-of-ranges="Sheet1.AQ3:Sheet1.AQ3 Sheet1.AQ4:Sheet1.AQ7 Sheet1.AR3:Sheet1.AR3 Sheet1.AR4:Sheet1.A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59.31pt" svg:height="370.86pt" svg:x="2239.48pt" svg:y="140.83pt">
            <loext:p draw:notify-on-update-of-ranges="Sheet1.AP12:Sheet1.AP12 Sheet1.AQ12:Sheet1.AT12 Sheet1.AP13:Sheet1.AP13 Sheet1.AQ13:Sheet1.AT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Seq_Miss:</text:p>
          </table:table-cell>
          <table:table-cell table:style-name="ce1" table:number-columns-repeated="4"/>
          <table:table-cell/>
          <table:table-cell table:style-name="ce1" table:number-columns-repeated="3"/>
          <table:table-cell table:style-name="ce1" office:value-type="string" calcext:value-type="string">
            <text:p>Seq_access:</text:p>
          </table:table-cell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RPT:</text:p>
          </table:table-cell>
          <table:table-cell table:style-name="ce1" table:number-columns-repeated="2"/>
          <table:table-cell table:number-columns-repeated="6"/>
          <table:table-cell table:style-name="ce1" office:value-type="string" calcext:value-type="string">
            <text:p>DCPT: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Speedup</text:p>
          </table:table-cell>
          <table:table-cell table:style-name="ce1"/>
          <table:table-cell table:number-columns-repeated="5"/>
          <table:table-cell table:style-name="ce1" table:number-columns-repeated="2"/>
          <table:table-cell table:style-name="ce1" office:value-type="string" calcext:value-type="string">
            <text:p>Speedup</text:p>
          </table:table-cell>
          <table:table-cell table:style-name="ce1"/>
          <table:table-cell table:number-columns-repeated="5"/>
          <table:table-cell table:style-name="ce1" table:number-columns-repeated="2"/>
          <table:table-cell table:style-name="ce1" office:value-type="string" calcext:value-type="string">
            <text:p>Speedup</text:p>
          </table:table-cell>
          <table:table-cell table:style-name="ce1"/>
          <table:table-cell table:number-columns-repeated="5"/>
          <table:table-cell table:style-name="ce1" table:number-columns-repeated="2"/>
          <table:table-cell table:style-name="ce1" office:value-type="string" calcext:value-type="string">
            <text:p>Speedup</text:p>
          </table:table-cell>
          <table:table-cell table:style-name="ce1"/>
          <table:table-cell table:number-columns-repeated="7"/>
          <table:table-cell office:value-type="string" calcext:value-type="string">
            <text:p>Speedup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4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4"/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4"/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5"/>
          <table:table-cell table:style-name="ce1" office:value-type="string" calcext:value-type="string">
            <text:p>Sequential on miss</text:p>
          </table:table-cell>
          <table:table-cell/>
          <table:table-cell table:style-name="ce1" office:value-type="string" calcext:value-type="string">
            <text:p>Sequential on access</text:p>
          </table:table-cell>
          <table:table-cell/>
          <table:table-cell table:style-name="ce1" office:value-type="string" calcext:value-type="string">
            <text:p>RPT</text:p>
          </table:table-cell>
          <table:table-cell/>
          <table:table-cell table:style-name="ce1" office:value-type="string" calcext:value-type="string">
            <text:p>D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table:number-columns-repeated="4"/>
          <table:table-cell office:value-type="string" calcext:value-type="string">
            <text:p>am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table:number-columns-repeated="4"/>
          <table:table-cell office:value-type="string" calcext:value-type="string">
            <text:p>ammp</text:p>
          </table:table-cell>
          <table:table-cell table:number-columns-repeated="4" office:value-type="float" office:value="1.52" calcext:value-type="float">
            <text:p>1.52</text:p>
          </table:table-cell>
          <table:table-cell table:number-columns-repeated="4"/>
          <table:table-cell office:value-type="string" calcext:value-type="string">
            <text:p>ammp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67" calcext:value-type="float">
            <text:p>1.67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string" calcext:value-type="string">
            <text:p>app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1.17" calcext:value-type="float">
            <text:p>1.17</text:p>
          </table:table-cell>
          <table:table-cell table:number-columns-repeated="4"/>
          <table:table-cell office:value-type="string" calcext:value-type="string">
            <text:p>applu</text:p>
          </table:table-cell>
          <table:table-cell table:number-columns-repeated="4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applu</text:p>
          </table:table-cell>
          <table:table-cell table:number-columns-repeated="4" office:value-type="float" office:value="1.05" calcext:value-type="float">
            <text:p>1.05</text:p>
          </table:table-cell>
          <table:table-cell table:number-columns-repeated="4"/>
          <table:table-cell table:style-name="ce1"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si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string" calcext:value-type="string">
            <text:p>apsi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number-columns-repeated="4"/>
          <table:table-cell office:value-type="string" calcext:value-type="string">
            <text:p>apsi</text:p>
          </table:table-cell>
          <table:table-cell table:number-columns-repeated="4" office:value-type="float" office:value="1.03" calcext:value-type="float">
            <text:p>1.03</text:p>
          </table:table-cell>
          <table:table-cell table:number-columns-repeated="4"/>
          <table:table-cell office:value-type="string" calcext:value-type="string">
            <text:p>apsi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4"/>
          <table:table-cell table:style-name="ce1" office:value-type="float" office:value="64" calcext:value-type="float">
            <text:p>64</text:p>
          </table:table-cell>
          <table:table-cell office:value-type="float" office:value="1.01" calcext:value-type="float">
            <text:p>1.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.01" calcext:value-type="float">
            <text:p>1.01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art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4"/>
          <table:table-cell office:value-type="string" calcext:value-type="string">
            <text:p>art110</text:p>
          </table:table-cell>
          <table:table-cell table:number-columns-repeated="4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art110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5" calcext:value-type="float">
            <text:p>1.05</text:p>
          </table:table-cell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.01" calcext:value-type="float">
            <text:p>1.0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4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art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4"/>
          <table:table-cell office:value-type="string" calcext:value-type="string">
            <text:p>art470</text:p>
          </table:table-cell>
          <table:table-cell table:number-columns-repeated="4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art470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05" calcext:value-type="float">
            <text:p>1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zip2_graphic 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4"/>
          <table:table-cell office:value-type="string" calcext:value-type="string">
            <text:p>bzip2_graphic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table:number-columns-repeated="4"/>
          <table:table-cell office:value-type="string" calcext:value-type="string">
            <text:p>bzip2_graphic <text:s text:c="2"/></text:p>
          </table:table-cell>
          <table:table-cell table:number-columns-repeated="4" office:value-type="float" office:value="1.01" calcext:value-type="float">
            <text:p>1.01</text:p>
          </table:table-cell>
          <table:table-cell table:number-columns-repeated="4"/>
          <table:table-cell office:value-type="string" calcext:value-type="string">
            <text:p>bzip2_graphic <text:s text:c="2"/></text:p>
          </table:table-cell>
          <table:table-cell table:number-columns-repeated="4" office:value-type="float" office:value="1.0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zip2_program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4"/>
          <table:table-cell office:value-type="string" calcext:value-type="string">
            <text:p>bzip2_program <text:s text:c="2"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bzip2_program <text:s text:c="2"/></text:p>
          </table:table-cell>
          <table:table-cell table:number-columns-repeated="4" office:value-type="float" office:value="1.04" calcext:value-type="float">
            <text:p>1.04</text:p>
          </table:table-cell>
          <table:table-cell table:number-columns-repeated="4"/>
          <table:table-cell office:value-type="string" calcext:value-type="string">
            <text:p>bzip2_program <text:s text:c="2"/>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zip2_source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_source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_sour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zip2_source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lgel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4"/>
          <table:table-cell office:value-type="string" calcext:value-type="string">
            <text:p>galgel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string" calcext:value-type="string">
            <text:p>galgel</text:p>
          </table:table-cell>
          <table:table-cell table:number-columns-repeated="4" office:value-type="float" office:value="1.08" calcext:value-type="float">
            <text:p>1.08</text:p>
          </table:table-cell>
          <table:table-cell table:number-columns-repeated="4"/>
          <table:table-cell office:value-type="string" calcext:value-type="string">
            <text:p>galgel</text:p>
          </table:table-cell>
          <table:table-cell table:number-columns-repeated="4" office:value-type="float" office:value="1.05" calcext:value-type="float">
            <text:p>1.05</text:p>
          </table:table-cell>
          <table:table-cell table:number-columns-repeated="2"/>
          <table:table-cell table:style-name="ce5" office:value-type="string" calcext:value-type="string">
            <text:p>Her</text:p>
          </table:table-cell>
          <table:table-cell table:number-columns-repeated="7"/>
          <table:table-cell table:style-name="ce1" office:value-type="string" calcext:value-type="string">
            <text:p>Sequential on miss</text:p>
          </table:table-cell>
          <table:table-cell table:style-name="ce1" office:value-type="string" calcext:value-type="string">
            <text:p>Sequential on access</text:p>
          </table:table-cell>
          <table:table-cell table:style-name="ce1" office:value-type="string" calcext:value-type="string">
            <text:p>RPT</text:p>
          </table:table-cell>
          <table:table-cell table:style-name="ce1" office:value-type="string" calcext:value-type="string">
            <text:p>DCPT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4"/>
          <table:table-cell office:value-type="string" calcext:value-type="string">
            <text:p>swim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4"/>
          <table:table-cell office:value-type="string" calcext:value-type="string">
            <text:p>swi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wi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1" office:value-type="float" office:value="64" calcext:value-type="float">
            <text:p>64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twolf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 table:number-columns-repeated="4"/>
          <table:table-cell office:value-type="string" calcext:value-type="string">
            <text:p>twolf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wolf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wolf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upwise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 table:number-columns-repeated="4"/>
          <table:table-cell office:value-type="string" calcext:value-type="string">
            <text:p>wupwise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.1" calcext:value-type="float">
            <text:p>1.1</text:p>
          </table:table-cell>
          <table:table-cell office:value-type="float" office:value="1.24" calcext:value-type="float">
            <text:p>1.24</text:p>
          </table:table-cell>
          <table:table-cell table:number-columns-repeated="4"/>
          <table:table-cell office:value-type="string" calcext:value-type="string">
            <text:p>wupwise</text:p>
          </table:table-cell>
          <table:table-cell table:number-columns-repeated="4" office:value-type="float" office:value="1.21" calcext:value-type="float">
            <text:p>1.21</text:p>
          </table:table-cell>
          <table:table-cell table:number-columns-repeated="4"/>
          <table:table-cell office:value-type="string" calcext:value-type="string">
            <text:p>wupwise</text:p>
          </table:table-cell>
          <table:table-cell office:value-type="float" office:value="1.23" calcext:value-type="float">
            <text:p>1.23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14"/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verall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4"/>
          <table:table-cell office:value-type="string" calcext:value-type="string">
            <text:p>overall</text:p>
          </table:table-cell>
          <table:table-cell table:number-columns-repeated="4" office:value-type="float" office:value="1.07" calcext:value-type="float">
            <text:p>1.07</text:p>
          </table:table-cell>
          <table:table-cell table:number-columns-repeated="4"/>
          <table:table-cell office:value-type="string" calcext:value-type="string">
            <text:p>overall</text:p>
          </table:table-cell>
          <table:table-cell office:value-type="float" office:value="1.08" calcext:value-type="float">
            <text:p>1.08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4"/>
        </table:table-row>
        <table:table-row table:style-name="ro1" table:number-rows-repeated="3">
          <table:table-cell table:number-columns-repeated="4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number-columns-repeated="8"/>
          <table:table-cell office:value-type="string" calcext:value-type="string">
            <text:p>IPC</text:p>
          </table:table-cell>
          <table:table-cell table:number-columns-repeated="8"/>
          <table:table-cell office:value-type="string" calcext:value-type="string">
            <text:p>IPC</text:p>
          </table:table-cell>
          <table:table-cell table:number-columns-repeated="8"/>
          <table:table-cell office:value-type="string" calcext:value-type="string">
            <text:p>IPC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table:number-columns-repeated="46"/>
        </table:table-row>
        <table:table-row table:style-name="ro1">
          <table:table-cell/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5"/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5"/>
          <table:table-cell table:number-columns-repeated="4" office:value-type="float" office:value="0.09" calcext:value-type="float">
            <text:p>0.0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table:number-columns-repeated="5"/>
          <table:table-cell table:number-columns-repeated="2"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4" office:value-type="float" office:value="0.45" calcext:value-type="float">
            <text:p>0.45</text:p>
          </table:table-cell>
          <table:table-cell table:number-columns-repeated="5"/>
          <table:table-cell table:number-columns-repeated="4"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table:number-columns-repeated="5"/>
          <table:table-cell table:number-columns-repeated="2"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1.56" calcext:value-type="float">
            <text:p>1.56</text:p>
          </table:table-cell>
          <table:table-cell table:number-columns-repeated="5"/>
          <table:table-cell table:number-columns-repeated="4" office:value-type="float" office:value="1.55" calcext:value-type="float">
            <text:p>1.55</text:p>
          </table:table-cell>
          <table:table-cell table:number-columns-repeated="5"/>
          <table:table-cell office:value-type="float" office:value="1.52" calcext:value-type="float">
            <text:p>1.5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.52" calcext:value-type="float">
            <text:p>1.52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.12" calcext:value-type="float">
            <text:p>0.12</text:p>
          </table:table-cell>
          <table:table-cell table:number-columns-repeated="5"/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number-columns-repeated="4" office:value-type="float" office:value="0.13" calcext:value-type="float">
            <text:p>0.13</text:p>
          </table:table-cell>
          <table:table-cell table:number-columns-repeated="5"/>
          <table:table-cell table:number-columns-repeated="4" office:value-type="float" office:value="0.13" calcext:value-type="float">
            <text:p>0.13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.12" calcext:value-type="float">
            <text:p>0.12</text:p>
          </table:table-cell>
          <table:table-cell table:number-columns-repeated="5"/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number-columns-repeated="4" office:value-type="float" office:value="0.13" calcext:value-type="float">
            <text:p>0.13</text:p>
          </table:table-cell>
          <table:table-cell table:number-columns-repeated="5"/>
          <table:table-cell office:value-type="float" office:value="0.13" calcext:value-type="float">
            <text:p>0.13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1.39" calcext:value-type="float">
            <text:p>1.39</text:p>
          </table:table-cell>
          <table:table-cell table:number-columns-repeated="2" office:value-type="float" office:value="1.42" calcext:value-type="float">
            <text:p>1.42</text:p>
          </table:table-cell>
          <table:table-cell table:number-columns-repeated="5"/>
          <table:table-cell table:number-columns-repeated="2"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table:number-columns-repeated="5"/>
          <table:table-cell table:number-columns-repeated="4" office:value-type="float" office:value="1.41" calcext:value-type="float">
            <text:p>1.41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3" office:value-type="float" office:value="1.42" calcext:value-type="float">
            <text:p>1.42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5"/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5"/>
          <table:table-cell table:number-columns-repeated="4" office:value-type="float" office:value="1.22" calcext:value-type="float">
            <text:p>1.22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.22" calcext:value-type="float">
            <text:p>1.22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1.65" calcext:value-type="float">
            <text:p>1.65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5"/>
          <table:table-cell table:number-columns-repeated="2" office:value-type="float" office:value="1.65" calcext:value-type="float">
            <text:p>1.65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5"/>
          <table:table-cell table:number-columns-repeated="4" office:value-type="float" office:value="1.66" calcext:value-type="float">
            <text:p>1.66</text:p>
          </table:table-cell>
          <table:table-cell table:number-columns-repeated="5"/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table:number-columns-repeated="2"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table:number-columns-repeated="4" office:value-type="float" office:value="0.73" calcext:value-type="float">
            <text:p>0.73</text:p>
          </table:table-cell>
          <table:table-cell table:number-columns-repeated="5"/>
          <table:table-cell table:number-columns-repeated="4" office:value-type="float" office:value="0.71" calcext:value-type="float">
            <text:p>0.71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5"/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5"/>
          <table:table-cell table:number-columns-repeated="4" office:value-type="float" office:value="0.72" calcext:value-type="float">
            <text:p>0.7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number-columns-repeated="2"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table:number-columns-repeated="5"/>
          <table:table-cell table:number-columns-repeated="4" office:value-type="float" office:value="0.43" calcext:value-type="float">
            <text:p>0.43</text:p>
          </table:table-cell>
          <table:table-cell table:number-columns-repeated="5"/>
          <table:table-cell table:number-columns-repeated="4" office:value-type="float" office:value="0.43" calcext:value-type="float">
            <text:p>0.43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number-columns-repeated="5"/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table:number-columns-repeated="5"/>
          <table:table-cell table:number-columns-repeated="4" office:value-type="float" office:value="0.9" calcext:value-type="float">
            <text:p>0.9</text:p>
          </table:table-cell>
          <table:table-cell table:number-columns-repeated="5"/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14"/>
        </table:table-row>
        <table:table-row table:style-name="ro1" table:number-rows-repeated="5">
          <table:table-cell table:number-columns-repeated="46"/>
        </table:table-row>
        <table:table-row table:style-name="ro1">
          <table:table-cell table:number-columns-repeated="44"/>
          <table:table-cell table:style-name="ce5" office:value-type="string" calcext:value-type="string">
            <text:p>Til her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H21:Sheet1.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0:42:54.30723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1:21:58.237061320</meta:creation-date>
    <meta:generator>LibreOffice/5.1.6.2$Linux_X86_64 LibreOffice_project/10m0$Build-2</meta:generator>
    <dc:date>2018-04-06T20:16:59.157056550</dc:date>
    <meta:editing-duration>PT13H45M34S</meta:editing-duration>
    <meta:editing-cycles>10</meta:editing-cycles>
    <meta:document-statistic meta:table-count="1" meta:cell-count="54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.15" chart:interval-major="0.05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684cm" svg:height="4.888cm" xlink:href=".." xlink:type="simple" chart:class="chart:bar" chart:style-name="ch1">
        <chart:title svg:x="1.309cm" svg:y="0.233cm" chart:style-name="ch2">
          <text:p>Speedup - Sequential on miss</text:p>
        </chart:title>
        <chart:legend chart:legend-position="end" svg:x="7.373cm" svg:y="1.398cm" style:legend-expansion="high" chart:style-name="ch3"/>
        <chart:plot-area chart:style-name="ch4" table:cell-range-address="Sheet1.A3:Sheet1.E17" chart:data-source-has-labels="both" svg:x="1.184cm" svg:y="1.109cm" svg:width="6.016cm" svg:height="2.701cm">
          <chartooo:coordinate-region svg:x="2.052cm" svg:y="1.109cm" svg:width="5.148cm" svg:height="0.9cm"/>
          <chart:axis chart:dimension="x" chart:name="primary-x" chart:style-name="ch5" chartooo:axis-type="auto">
            <chartooo:date-scale/>
            <chart:title svg:x="2.772cm" svg:y="3.907cm" chart:style-name="ch6">
              <text:p>CPU2000 program</text:p>
            </chart:title>
            <chart:categories table:cell-range-address="Sheet1.A4:Sheet1.A17"/>
          </chart:axis>
          <chart:axis chart:dimension="y" chart:name="primary-y" chart:style-name="ch7">
            <chart:title svg:x="0.451cm" svg:y="3.178cm" chart:style-name="ch8">
              <text:p>Speedup</text:p>
            </chart:title>
            <chart:grid chart:style-name="ch9" chart:class="major"/>
          </chart:axis>
          <chart:series chart:style-name="ch10" chart:values-cell-range-address="Sheet1.B4:Sheet1.B17" chart:label-cell-address="Sheet1.B3:Sheet1.B3" chart:class="chart:bar">
            <chart:data-point chart:repeated="13"/>
            <chart:data-point chart:style-name="ch11"/>
          </chart:series>
          <chart:series chart:style-name="ch12" chart:values-cell-range-address="Sheet1.C4:Sheet1.C17" chart:label-cell-address="Sheet1.C3:Sheet1.C3" chart:class="chart:bar">
            <chart:data-point chart:repeated="14"/>
          </chart:series>
          <chart:series chart:style-name="ch13" chart:values-cell-range-address="Sheet1.D4:Sheet1.D17" chart:label-cell-address="Sheet1.D3:Sheet1.D3" chart:class="chart:bar">
            <chart:data-point chart:repeated="14"/>
          </chart:series>
          <chart:series chart:style-name="ch14" chart:values-cell-range-address="Sheet1.E4:Sheet1.E17" chart:label-cell-address="Sheet1.E3:Sheet1.E3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Sheet1.B3:Sheet1.B3</svg:desc>
                </draw:g>
              </table:table-cell>
              <table:table-cell office:value-type="string">
                <text:p>32</text:p>
                <draw:g>
                  <svg:desc>Sheet1.C3:Sheet1.C3</svg:desc>
                </draw:g>
              </table:table-cell>
              <table:table-cell office:value-type="string">
                <text:p>64</text:p>
                <draw:g>
                  <svg:desc>Sheet1.D3:Sheet1.D3</svg:desc>
                </draw:g>
              </table:table-cell>
              <table:table-cell office:value-type="string">
                <text:p>128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</text:p>
                <draw:g>
                  <svg:desc>Sheet1.A4:Sheet1.A17</svg:desc>
                </draw:g>
              </table:table-cell>
              <table:table-cell office:value-type="float" office:value="1">
                <text:p>1</text:p>
                <draw:g>
                  <svg:desc>Sheet1.B4:Sheet1.B17</svg:desc>
                </draw:g>
              </table:table-cell>
              <table:table-cell office:value-type="float" office:value="1">
                <text:p>1</text:p>
                <draw:g>
                  <svg:desc>Sheet1.C4:Sheet1.C17</svg:desc>
                </draw:g>
              </table:table-cell>
              <table:table-cell office:value-type="float" office:value="0.88">
                <text:p>0.88</text:p>
                <draw:g>
                  <svg:desc>Sheet1.D4:Sheet1.D17</svg:desc>
                </draw:g>
              </table:table-cell>
              <table:table-cell office:value-type="float" office:value="0.74">
                <text:p>0.74</text:p>
                <draw:g>
                  <svg:desc>Sheet1.E4:Sheet1.E17</svg:desc>
                </draw:g>
              </table:table-cell>
            </table:table-row>
            <table:table-row>
              <table:table-cell office:value-type="string">
                <text:p>appl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">
                <text:p>1.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apsi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art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art4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bzip2_graphic   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bzip2_program  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bzip2_source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gel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twolf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wupwise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.06">
                <text:p>1.0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.15" chart:interval-major="0.05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682cm" svg:height="4.887cm" xlink:href=".." xlink:type="simple" chart:class="chart:bar" chart:style-name="ch1">
        <chart:title svg:x="1.07cm" svg:y="0.233cm" chart:style-name="ch2">
          <text:p>Speedup - Sequential on access</text:p>
        </chart:title>
        <chart:legend chart:legend-position="end" svg:x="7.371cm" svg:y="1.397cm" style:legend-expansion="high" chart:style-name="ch3"/>
        <chart:plot-area chart:style-name="ch4" table:cell-range-address="Sheet1.J3:Sheet1.N17" chart:data-source-has-labels="both" svg:x="1.184cm" svg:y="1.109cm" svg:width="6.014cm" svg:height="2.7cm">
          <chartooo:coordinate-region svg:x="2.052cm" svg:y="1.109cm" svg:width="5.146cm" svg:height="0.9cm"/>
          <chart:axis chart:dimension="x" chart:name="primary-x" chart:style-name="ch5" chartooo:axis-type="auto">
            <chartooo:date-scale/>
            <chart:title svg:x="2.771cm" svg:y="3.906cm" chart:style-name="ch6">
              <text:p>CPU2000 program</text:p>
            </chart:title>
            <chart:categories table:cell-range-address="Sheet1.J4:Sheet1.J17"/>
          </chart:axis>
          <chart:axis chart:dimension="y" chart:name="primary-y" chart:style-name="ch7">
            <chart:title svg:x="0.451cm" svg:y="3.178cm" chart:style-name="ch8">
              <text:p>Speedup</text:p>
            </chart:title>
            <chart:grid chart:style-name="ch9" chart:class="major"/>
          </chart:axis>
          <chart:series chart:style-name="ch10" chart:values-cell-range-address="Sheet1.K4:Sheet1.K17" chart:label-cell-address="Sheet1.K3:Sheet1.K3" chart:class="chart:bar">
            <chart:data-point chart:repeated="13"/>
            <chart:data-point chart:style-name="ch11"/>
          </chart:series>
          <chart:series chart:style-name="ch12" chart:values-cell-range-address="Sheet1.L4:Sheet1.L17" chart:label-cell-address="Sheet1.L3:Sheet1.L3" chart:class="chart:bar">
            <chart:data-point chart:repeated="14"/>
          </chart:series>
          <chart:series chart:style-name="ch13" chart:values-cell-range-address="Sheet1.M4:Sheet1.M17" chart:label-cell-address="Sheet1.M3:Sheet1.M3" chart:class="chart:bar">
            <chart:data-point chart:repeated="14"/>
          </chart:series>
          <chart:series chart:style-name="ch14" chart:values-cell-range-address="Sheet1.N4:Sheet1.N17" chart:label-cell-address="Sheet1.N3:Sheet1.N3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Sheet1.K3:Sheet1.K3</svg:desc>
                </draw:g>
              </table:table-cell>
              <table:table-cell office:value-type="string">
                <text:p>32</text:p>
                <draw:g>
                  <svg:desc>Sheet1.L3:Sheet1.L3</svg:desc>
                </draw:g>
              </table:table-cell>
              <table:table-cell office:value-type="string">
                <text:p>64</text:p>
                <draw:g>
                  <svg:desc>Sheet1.M3:Sheet1.M3</svg:desc>
                </draw:g>
              </table:table-cell>
              <table:table-cell office:value-type="string">
                <text:p>128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</text:p>
                <draw:g>
                  <svg:desc>Sheet1.J4:Sheet1.J17</svg:desc>
                </draw:g>
              </table:table-cell>
              <table:table-cell office:value-type="float" office:value="1">
                <text:p>1</text:p>
                <draw:g>
                  <svg:desc>Sheet1.K4:Sheet1.K17</svg:desc>
                </draw:g>
              </table:table-cell>
              <table:table-cell office:value-type="float" office:value="1">
                <text:p>1</text:p>
                <draw:g>
                  <svg:desc>Sheet1.L4:Sheet1.L17</svg:desc>
                </draw:g>
              </table:table-cell>
              <table:table-cell office:value-type="float" office:value="0.88">
                <text:p>0.88</text:p>
                <draw:g>
                  <svg:desc>Sheet1.M4:Sheet1.M17</svg:desc>
                </draw:g>
              </table:table-cell>
              <table:table-cell office:value-type="float" office:value="0.74">
                <text:p>0.74</text:p>
                <draw:g>
                  <svg:desc>Sheet1.N4:Sheet1.N17</svg:desc>
                </draw:g>
              </table:table-cell>
            </table:table-row>
            <table:table-row>
              <table:table-cell office:value-type="string">
                <text:p>appl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1">
                <text:p>1.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apsi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art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art4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bzip2_graphic  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bzip2_program  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bzip2_source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lgel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1.05">
                <text:p>1.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swim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twolf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upwise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.1">
                <text:p>1.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4cm" svg:height="6.448cm" xlink:href=".." xlink:type="simple" chart:class="chart:bar" chart:style-name="ch1">
        <chart:title svg:x="0.542cm" svg:y="0.264cm" chart:style-name="ch2">
          <text:p>Sequential on miss speedup with varying block size</text:p>
        </chart:title>
        <chart:legend chart:legend-position="end" svg:x="7.772cm" svg:y="2.925cm" style:legend-expansion="high" chart:style-name="ch3"/>
        <chart:plot-area chart:style-name="ch4" table:cell-range-address="Sheet1.AK3:Sheet1.AL7" chart:data-source-has-labels="both" svg:x="1.24cm" svg:y="1.171cm" svg:width="6.303cm" svg:height="4.168cm">
          <chartooo:coordinate-region svg:x="2.152cm" svg:y="1.37cm" svg:width="5.391cm" svg:height="3.322cm"/>
          <chart:axis chart:dimension="x" chart:name="primary-x" chart:style-name="ch5" chartooo:axis-type="auto">
            <chartooo:date-scale/>
            <chart:title svg:x="3.103cm" svg:y="5.467cm" chart:style-name="ch6">
              <text:p>Cache block size</text:p>
            </chart:title>
            <chart:categories table:cell-range-address="Sheet1.AK4:Sheet1.AK7"/>
          </chart:axis>
          <chart:axis chart:dimension="y" chart:name="primary-y" chart:style-name="ch7">
            <chart:title svg:x="0.451cm" svg:y="3.974cm" chart:style-name="ch8">
              <text:p>Speedup</text:p>
            </chart:title>
            <chart:grid chart:style-name="ch9" chart:class="major"/>
          </chart:axis>
          <chart:series chart:style-name="ch10" chart:values-cell-range-address="Sheet1.AL4:Sheet1.AL7" chart:label-cell-address="Sheet1.AL3:Sheet1.AL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on miss</text:p>
                <draw:g>
                  <svg:desc>Sheet1.AL3:Sheet1.AL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K4:Sheet1.AK7</svg:desc>
                </draw:g>
              </table:table-cell>
              <table:table-cell office:value-type="float" office:value="0.96">
                <text:p>0.96</text:p>
                <draw:g>
                  <svg:desc>Sheet1.AL4:Sheet1.AL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61cm" svg:height="5.885cm" xlink:href=".." xlink:type="simple" chart:class="chart:bar" chart:style-name="ch1">
        <chart:title svg:x="-0.198cm" svg:y="0.253cm" chart:style-name="ch2">
          <text:p>Sequential on access speedup with varying block size</text:p>
        </chart:title>
        <chart:legend chart:legend-position="end" svg:x="7.616cm" svg:y="2.444cm" style:legend-expansion="high" chart:style-name="ch3"/>
        <chart:plot-area chart:style-name="ch4" table:cell-range-address="Sheet1.AM3:Sheet1.AN7" chart:data-source-has-labels="both" svg:x="1.22cm" svg:y="1.149cm" svg:width="6.187cm" svg:height="3.638cm">
          <chartooo:coordinate-region svg:x="2.132cm" svg:y="1.348cm" svg:width="5.275cm" svg:height="2.792cm"/>
          <chart:axis chart:dimension="x" chart:name="primary-x" chart:style-name="ch5" chartooo:axis-type="auto">
            <chartooo:date-scale/>
            <chart:title svg:x="3.025cm" svg:y="4.904cm" chart:style-name="ch6">
              <text:p>Cache block size</text:p>
            </chart:title>
            <chart:categories table:cell-range-address="Sheet1.AM4:Sheet1.AM7"/>
          </chart:axis>
          <chart:axis chart:dimension="y" chart:name="primary-y" chart:style-name="ch7">
            <chart:title svg:x="0.451cm" svg:y="3.687cm" chart:style-name="ch8">
              <text:p>Speedup</text:p>
            </chart:title>
            <chart:grid chart:style-name="ch9" chart:class="major"/>
          </chart:axis>
          <chart:series chart:style-name="ch10" chart:values-cell-range-address="Sheet1.AN4:Sheet1.AN7" chart:label-cell-address="Sheet1.AN3:Sheet1.AN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on access</text:p>
                <draw:g>
                  <svg:desc>Sheet1.AN3:Sheet1.AN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M4:Sheet1.AM7</svg:desc>
                </draw:g>
              </table:table-cell>
              <table:table-cell office:value-type="float" office:value="0.96">
                <text:p>0.96</text:p>
                <draw:g>
                  <svg:desc>Sheet1.AN4:Sheet1.AN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407cm" svg:height="5.291cm" xlink:href=".." xlink:type="simple" chart:class="chart:bar" chart:style-name="ch1">
        <chart:title svg:x="0.968cm" svg:y="0.241cm" chart:style-name="ch2">
          <text:p>RPT speedup with varying block size</text:p>
        </chart:title>
        <chart:legend chart:legend-position="end" svg:x="7.964cm" svg:y="2.346cm" style:legend-expansion="high" chart:style-name="ch3"/>
        <chart:plot-area chart:style-name="ch4" table:cell-range-address="Sheet1.AO3:Sheet1.AP7" chart:data-source-has-labels="both" svg:x="1.199cm" svg:y="1.125cm" svg:width="6.577cm" svg:height="3.08cm">
          <chartooo:coordinate-region svg:x="2.111cm" svg:y="1.324cm" svg:width="5.665cm" svg:height="2.234cm"/>
          <chart:axis chart:dimension="x" chart:name="primary-x" chart:style-name="ch5" chartooo:axis-type="auto">
            <chartooo:date-scale/>
            <chart:title svg:x="3.199cm" svg:y="4.31cm" chart:style-name="ch6">
              <text:p>Cache block size</text:p>
            </chart:title>
            <chart:categories table:cell-range-address="Sheet1.AO4:Sheet1.AO7"/>
          </chart:axis>
          <chart:axis chart:dimension="y" chart:name="primary-y" chart:style-name="ch7">
            <chart:title svg:x="0.451cm" svg:y="3.384cm" chart:style-name="ch8">
              <text:p>Speedup</text:p>
            </chart:title>
            <chart:grid chart:style-name="ch9" chart:class="major"/>
          </chart:axis>
          <chart:series chart:style-name="ch10" chart:values-cell-range-address="Sheet1.AP4:Sheet1.AP7" chart:label-cell-address="Sheet1.AP3:Sheet1.AP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T</text:p>
                <draw:g>
                  <svg:desc>Sheet1.AP3:Sheet1.AP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O4:Sheet1.AO7</svg:desc>
                </draw:g>
              </table:table-cell>
              <table:table-cell office:value-type="float" office:value="1.07">
                <text:p>1.07</text:p>
                <draw:g>
                  <svg:desc>Sheet1.AP4:Sheet1.AP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09cm" svg:height="6.08cm" xlink:href=".." xlink:type="simple" chart:class="chart:bar" chart:style-name="ch1">
        <chart:title svg:x="1.511cm" svg:y="0.257cm" chart:style-name="ch2">
          <text:p>DCPT speedup with varying block size</text:p>
        </chart:title>
        <chart:legend chart:legend-position="end" svg:x="9.128cm" svg:y="2.741cm" style:legend-expansion="high" chart:style-name="ch3"/>
        <chart:plot-area chart:style-name="ch4" table:cell-range-address="Sheet1.AQ3:Sheet1.AR7" chart:data-source-has-labels="both" svg:x="1.227cm" svg:y="1.157cm" svg:width="7.685cm" svg:height="3.821cm">
          <chartooo:coordinate-region svg:x="2.139cm" svg:y="1.356cm" svg:width="6.773cm" svg:height="2.975cm"/>
          <chart:axis chart:dimension="x" chart:name="primary-x" chart:style-name="ch5" chartooo:axis-type="auto">
            <chartooo:date-scale/>
            <chart:title svg:x="3.781cm" svg:y="5.099cm" chart:style-name="ch6">
              <text:p>Cache block size</text:p>
            </chart:title>
            <chart:categories table:cell-range-address="Sheet1.AQ4:Sheet1.AQ7"/>
          </chart:axis>
          <chart:axis chart:dimension="y" chart:name="primary-y" chart:style-name="ch7">
            <chart:title svg:x="0.451cm" svg:y="3.786cm" chart:style-name="ch8">
              <text:p>Speedup</text:p>
            </chart:title>
            <chart:grid chart:style-name="ch9" chart:class="major"/>
          </chart:axis>
          <chart:series chart:style-name="ch10" chart:values-cell-range-address="Sheet1.AR4:Sheet1.AR7" chart:label-cell-address="Sheet1.AR3:Sheet1.AR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PT</text:p>
                <draw:g>
                  <svg:desc>Sheet1.AR3:Sheet1.AR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Q4:Sheet1.AQ7</svg:desc>
                </draw:g>
              </table:table-cell>
              <table:table-cell office:value-type="float" office:value="1.08">
                <text:p>1.08</text:p>
                <draw:g>
                  <svg:desc>Sheet1.AR4:Sheet1.AR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6cm" svg:height="13.084cm" xlink:href=".." xlink:type="simple" chart:class="chart:bar" chart:style-name="ch1">
        <chart:title svg:x="4.8cm" svg:y="0.397cm" chart:style-name="ch2">
          <text:p>Speedup comparison of all prefetchers with a cache block size of 64</text:p>
        </chart:title>
        <chart:plot-area chart:style-name="ch3" table:cell-range-address="Sheet1.AP12:Sheet1.AT13" chart:data-source-has-labels="both" svg:x="1.476cm" svg:y="1.437cm" svg:width="21.319cm" svg:height="10.405cm">
          <chartooo:coordinate-region svg:x="2.388cm" svg:y="1.636cm" svg:width="20.407cm" svg:height="9.559cm"/>
          <chart:axis chart:dimension="x" chart:name="primary-x" chart:style-name="ch4" chartooo:axis-type="auto">
            <chartooo:date-scale/>
            <chart:title svg:x="11.416cm" svg:y="12.103cm" chart:style-name="ch5">
              <text:p>Speedup</text:p>
            </chart:title>
            <chart:categories table:cell-range-address="Sheet1.AQ12:Sheet1.AT12"/>
          </chart:axis>
          <chart:axis chart:dimension="y" chart:name="primary-y" chart:style-name="ch6">
            <chart:title svg:x="0.451cm" svg:y="8.231cm" chart:style-name="ch7">
              <text:p>Prefetching algorithm</text:p>
            </chart:title>
            <chart:grid chart:style-name="ch8" chart:class="major"/>
          </chart:axis>
          <chart:series chart:style-name="ch9" chart:values-cell-range-address="Sheet1.AQ13:Sheet1.AT13" chart:label-cell-address="Sheet1.AP13:Sheet1.AP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on miss</text:p>
                <draw:g>
                  <svg:desc>Sheet1.AQ12:Sheet1.AT12</svg:desc>
                </draw:g>
              </table:table-cell>
              <table:table-cell office:value-type="string">
                <text:p>Sequential on access</text:p>
              </table:table-cell>
              <table:table-cell office:value-type="string">
                <text:p>RPT</text:p>
              </table:table-cell>
              <table:table-cell office:value-type="string">
                <text:p>DCPT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AP13:Sheet1.AP13</svg:desc>
                </draw:g>
              </table:table-cell>
              <table:table-cell office:value-type="float" office:value="1.01">
                <text:p>1.01</text:p>
                <draw:g>
                  <svg:desc>Sheet1.AQ13:Sheet1.AT13</svg:desc>
                </draw:g>
              </table:table-cell>
              <table:table-cell office:value-type="float" office:value="1.01">
                <text:p>1.01</text:p>
              </table:table-cell>
              <table:table-cell office:value-type="float" office:value="1.07">
                <text:p>1.07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